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54E00006775000033C8A7332FB9875E8C14.svg" manifest:media-type="image/svg+xml"/>
  <manifest:file-entry manifest:full-path="Pictures/100002010000002300000023F509DE65911694E7.png" manifest:media-type="image/png"/>
  <manifest:file-entry manifest:full-path="Pictures/100007DE000033C80000297226220272AC7BF2E8.svg" manifest:media-type="image/svg+xml"/>
  <manifest:file-entry manifest:full-path="Pictures/10000201000001F500000191A2BF907602A585A5.png" manifest:media-type="image/png"/>
  <manifest:file-entry manifest:full-path="Pictures/100002010000107700000514A64BC6DBE408DF25.png" manifest:media-type="image/png"/>
  <manifest:file-entry manifest:full-path="Pictures/100002280000BF4E0000BF4E9F36E0FD81233861.svg" manifest:media-type="image/svg+xml"/>
  <manifest:file-entry manifest:full-path="Pictures/10000201000002C3000002C34956642FBD435BEC.png" manifest:media-type="image/png"/>
  <manifest:file-entry manifest:full-path="Pictures/10000201000003E8000001F49548E5AF2F2345B5.png" manifest:media-type="image/png"/>
  <manifest:file-entry manifest:full-path="Pictures/100008FF000003A9000003A953023BCE12A1D88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Heros" svg:font-family="'TeX Gyre Hero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808080" draw:marker-start-width="0.279cm" draw:marker-end-width="0.279cm" draw:fill-color="#808080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528cm" fo:min-width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4cm" svg:y1="5cm" svg:x2="1.7cm" svg:y2="4.4cm">
          <text:p/>
        </draw:line>
        <draw:g>
          <draw:path draw:style-name="gr2" draw:text-style-name="P1" draw:layer="layout" svg:width="0.814cm" svg:height="1.493cm" svg:x="5.385cm" svg:y="4.406cm" svg:viewBox="0 0 815 1494" svg:d="M0 1290l407-1290zM815 1290l-408-1290zM407 1494v-1494z">
            <text:p/>
          </draw:path>
          <draw:line draw:style-name="gr3" draw:text-style-name="P1" draw:layer="layout" svg:x1="5.793cm" svg:y1="5.085cm" svg:x2="5.589cm" svg:y2="5.017cm">
            <text:p/>
          </draw:line>
          <draw:line draw:style-name="gr3" draw:text-style-name="P1" draw:layer="layout" svg:x1="5.793cm" svg:y1="5.302cm" svg:x2="5.521cm" svg:y2="5.221cm">
            <text:p/>
          </draw:line>
          <draw:line draw:style-name="gr3" draw:text-style-name="P1" draw:layer="layout" svg:x1="5.792cm" svg:y1="5.584cm" svg:x2="5.453cm" svg:y2="5.471cm">
            <text:p/>
          </draw:line>
          <draw:custom-shape draw:style-name="gr4" draw:text-style-name="P2" draw:layer="layout" svg:width="0.136cm" svg:height="0.136cm" svg:x="5.724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793cm" svg:y1="4.882cm" svg:x2="5.657cm" svg:y2="4.837cm">
            <text:p/>
          </draw:line>
          <draw:line draw:style-name="gr3" draw:text-style-name="P1" draw:layer="layout" svg:x1="5.792cm" svg:y1="5.086cm" svg:x2="5.996cm" svg:y2="5.018cm">
            <text:p/>
          </draw:line>
          <draw:line draw:style-name="gr3" draw:text-style-name="P1" draw:layer="layout" svg:x1="5.792cm" svg:y1="5.303cm" svg:x2="6.064cm" svg:y2="5.222cm">
            <text:p/>
          </draw:line>
          <draw:line draw:style-name="gr3" draw:text-style-name="P1" draw:layer="layout" svg:x1="5.792cm" svg:y1="5.584cm" svg:x2="6.131cm" svg:y2="5.471cm">
            <text:p/>
          </draw:line>
          <draw:line draw:style-name="gr3" draw:text-style-name="P1" draw:layer="layout" svg:x1="5.792cm" svg:y1="4.883cm" svg:x2="5.928cm" svg:y2="4.838cm">
            <text:p/>
          </draw:line>
          <draw:circle draw:style-name="gr5" draw:text-style-name="P3" draw:layer="layout" svg:width="0.408cm" svg:height="0.407cm" svg:x="5.588cm" svg:y="4.135cm" draw:kind="arc" draw:start-angle="303.37" draw:end-angle="236.43">
            <text:p/>
          </draw:circle>
          <draw:circle draw:style-name="gr5" draw:text-style-name="P3" draw:layer="layout" svg:width="0.68cm" svg:height="0.679cm" svg:x="5.452cm" svg:y="4cm" draw:kind="arc" draw:start-angle="303.37" draw:end-angle="236.43">
            <text:p/>
          </draw:circle>
        </draw:g>
        <draw:g>
          <draw:path draw:style-name="gr2" draw:text-style-name="P1" draw:layer="layout" svg:width="0.599cm" svg:height="1.1cm" svg:x="1.1cm" svg:y="3.799cm" svg:viewBox="0 0 600 1101" svg:d="M0 950l300-950zM600 950l-300-950zM300 1101v-1101z">
            <text:p/>
          </draw:path>
          <draw:line draw:style-name="gr3" draw:text-style-name="P1" draw:layer="layout" svg:x1="1.4cm" svg:y1="4.3cm" svg:x2="1.25cm" svg:y2="4.25cm">
            <text:p/>
          </draw:line>
          <draw:line draw:style-name="gr3" draw:text-style-name="P1" draw:layer="layout" svg:x1="1.4cm" svg:y1="4.46cm" svg:x2="1.2cm" svg:y2="4.4cm">
            <text:p/>
          </draw:line>
          <draw:line draw:style-name="gr3" draw:text-style-name="P1" draw:layer="layout" svg:x1="1.4cm" svg:y1="4.667cm" svg:x2="1.15cm" svg:y2="4.584cm">
            <text:p/>
          </draw:line>
          <draw:custom-shape draw:style-name="gr4" draw:text-style-name="P2" draw:layer="layout" svg:width="0.1cm" svg:height="0.1cm" svg:x="1.35cm" svg:y="3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.4cm" svg:y1="4.15cm" svg:x2="1.3cm" svg:y2="4.117cm">
            <text:p/>
          </draw:line>
          <draw:line draw:style-name="gr3" draw:text-style-name="P1" draw:layer="layout" svg:x1="1.4cm" svg:y1="4.3cm" svg:x2="1.55cm" svg:y2="4.25cm">
            <text:p/>
          </draw:line>
          <draw:line draw:style-name="gr3" draw:text-style-name="P1" draw:layer="layout" svg:x1="1.4cm" svg:y1="4.46cm" svg:x2="1.6cm" svg:y2="4.4cm">
            <text:p/>
          </draw:line>
          <draw:line draw:style-name="gr3" draw:text-style-name="P1" draw:layer="layout" svg:x1="1.4cm" svg:y1="4.667cm" svg:x2="1.65cm" svg:y2="4.584cm">
            <text:p/>
          </draw:line>
          <draw:line draw:style-name="gr3" draw:text-style-name="P1" draw:layer="layout" svg:x1="1.4cm" svg:y1="4.151cm" svg:x2="1.5cm" svg:y2="4.118cm">
            <text:p/>
          </draw:line>
          <draw:ellipse draw:style-name="gr5" draw:text-style-name="P3" draw:layer="layout" svg:width="0.301cm" svg:height="0.299cm" svg:x="1.25cm" svg:y="3.6cm" draw:kind="arc" draw:start-angle="303.37" draw:end-angle="236.43">
            <text:p/>
          </draw:ellipse>
          <draw:circle draw:style-name="gr5" draw:text-style-name="P3" draw:layer="layout" svg:width="0.5cm" svg:height="0.5cm" svg:x="1.15cm" svg:y="3.5cm" draw:kind="arc" draw:start-angle="303.37" draw:end-angle="236.43">
            <text:p/>
          </draw:circle>
        </draw:g>
        <draw:line draw:style-name="gr1" draw:text-style-name="P1" draw:layer="layout" svg:x1="4cm" svg:y1="6cm" svg:x2="5.4cm" svg:y2="5.2cm">
          <text:p/>
        </draw:line>
        <draw:frame draw:style-name="gr6" draw:text-style-name="P4" draw:layer="layout" svg:width="3.499cm" svg:height="1.079cm" svg:x="2.099cm" svg:y="1.6cm">
          <draw:image xlink:href="Pictures/100002010000107700000514A64BC6DBE408DF25.png" xlink:type="simple" xlink:show="embed" xlink:actuate="onLoad" loext:mime-type="image/png">
            <text:p/>
          </draw:image>
        </draw:frame>
        <draw:path draw:style-name="gr2" draw:text-style-name="P1" draw:layer="layout" svg:width="5.599cm" svg:height="2.599cm" svg:x="1.2cm" svg:y="0.5cm" svg:viewBox="0 0 5600 2600" svg:d="M1176 578c197 0 381 38 541 107 234-412 722-685 1308-685 709 0 1275 400 1420 963 218 7 394 125 458 293 400 35 697 313 697 669 0 381-340 674-783 674v1h-3641-56v-1c-639-24-1120-453-1120-1010 0-573 510-1011 1176-1011z">
          <text:p/>
        </draw:path>
        <draw:frame draw:style-name="gr7" draw:text-style-name="P4" draw:layer="layout" svg:width="1.174cm" svg:height="0.94cm" svg:x="2.1cm" svg:y="7.96cm">
          <draw:image xlink:href="Pictures/100007DE000033C80000297226220272AC7BF2E8.svg" xlink:type="simple" xlink:show="embed" xlink:actuate="onLoad" loext:mime-type="image/svg+xml">
            <text:p/>
          </draw:image>
          <draw:image xlink:href="Pictures/10000201000001F500000191A2BF907602A585A5.png" xlink:type="simple" xlink:show="embed" xlink:actuate="onLoad" loext:mime-type="image/png"/>
        </draw:frame>
        <draw:g>
          <draw:circle draw:style-name="gr8" draw:text-style-name="P5" draw:layer="layout" svg:width="1.568cm" svg:height="1.568cm" draw:transform="rotate (-0.785398163397448) translate (2.727cm 7.078cm)" draw:kind="arc" draw:start-angle="90.05" draw:end-angle="180.09">
            <text:p/>
          </draw:circle>
          <draw:circle draw:style-name="gr8" draw:text-style-name="P5" draw:layer="layout" svg:width="1.256cm" svg:height="1.256cm" draw:transform="rotate (-0.785572696322648) translate (2.728cm 7.3cm)" draw:kind="arc" draw:start-angle="90.05" draw:end-angle="180.09">
            <text:p/>
          </draw:circle>
          <draw:ellipse draw:style-name="gr8" draw:text-style-name="P5" draw:layer="layout" svg:width="0.943cm" svg:height="0.942cm" draw:transform="skewX (-0.00104719755119649) rotate (-0.786270828023446) translate (2.728cm 7.522cm)" draw:kind="arc" draw:start-angle="90.05" draw:end-angle="180.09">
            <text:p/>
          </draw:ellipse>
        </draw:g>
        <draw:line draw:style-name="gr1" draw:text-style-name="P1" draw:layer="layout" svg:x1="3.5cm" svg:y1="3.2cm" svg:x2="1.7cm" svg:y2="4.2cm">
          <text:p/>
        </draw:line>
        <draw:g>
          <draw:circle draw:style-name="gr8" draw:text-style-name="P5" draw:layer="layout" svg:width="1.568cm" svg:height="1.568cm" draw:transform="rotate (-1.22173047639603) translate (1.438cm 6.956cm)" draw:kind="arc" draw:start-angle="90.05" draw:end-angle="180.09">
            <text:p/>
          </draw:circle>
          <draw:circle draw:style-name="gr8" draw:text-style-name="P5" draw:layer="layout" svg:width="1.256cm" svg:height="1.256cm" draw:transform="rotate (-1.22190500932123) translate (1.344cm 7.156cm)" draw:kind="arc" draw:start-angle="90.05" draw:end-angle="180.09">
            <text:p/>
          </draw:circle>
          <draw:ellipse draw:style-name="gr8" draw:text-style-name="P5" draw:layer="layout" svg:width="0.943cm" svg:height="0.942cm" draw:transform="skewX (-0.00104719755119663) rotate (-1.22260314102203) translate (1.251cm 7.357cm)" draw:kind="arc" draw:start-angle="90.05" draw:end-angle="180.09">
            <text:p/>
          </draw:ellipse>
        </draw:g>
        <draw:frame draw:style-name="gr7" draw:text-style-name="P4" draw:layer="layout" svg:width="1.1cm" svg:height="1.1cm" svg:x="0.4cm" svg:y="7.8cm">
          <draw:image xlink:href="Pictures/100002280000BF4E0000BF4E9F36E0FD81233861.svg" xlink:type="simple" xlink:show="embed" xlink:actuate="onLoad" loext:mime-type="image/svg+xml">
            <text:p/>
          </draw:image>
          <draw:image xlink:href="Pictures/10000201000002C3000002C34956642FBD435BEC.png" xlink:type="simple" xlink:show="embed" xlink:actuate="onLoad" loext:mime-type="image/png"/>
        </draw:frame>
        <draw:g>
          <draw:circle draw:style-name="gr8" draw:text-style-name="P5" draw:layer="layout" svg:width="1.568cm" svg:height="1.568cm" draw:transform="rotate (-0.349065850398866) translate (5.969cm 6.58cm)" draw:kind="arc" draw:start-angle="90.05" draw:end-angle="180.09">
            <text:p/>
          </draw:circle>
          <draw:circle draw:style-name="gr8" draw:text-style-name="P5" draw:layer="layout" svg:width="1.256cm" svg:height="1.256cm" draw:transform="rotate (-0.349240383324065) translate (6.06cm 6.782cm)" draw:kind="arc" draw:start-angle="90.05" draw:end-angle="180.09">
            <text:p/>
          </draw:circle>
          <draw:ellipse draw:style-name="gr8" draw:text-style-name="P5" draw:layer="layout" svg:width="0.943cm" svg:height="0.942cm" draw:transform="skewX (-0.00104719755119663) rotate (-0.349938515024864) translate (6.155cm 6.984cm)" draw:kind="arc" draw:start-angle="90.05" draw:end-angle="180.09">
            <text:p/>
          </draw:ellipse>
        </draw:g>
        <draw:frame draw:style-name="gr7" draw:text-style-name="P4" draw:layer="layout" svg:width="1.4cm" svg:height="1.4cm" svg:x="5.9cm" svg:y="7.436cm">
          <draw:image xlink:href="Pictures/100008FF000003A9000003A953023BCE12A1D889.svg" xlink:type="simple" xlink:show="embed" xlink:actuate="onLoad" loext:mime-type="image/svg+xml">
            <text:p/>
          </draw:image>
          <draw:image xlink:href="Pictures/100002010000002300000023F509DE65911694E7.png" xlink:type="simple" xlink:show="embed" xlink:actuate="onLoad" loext:mime-type="image/png"/>
        </draw:frame>
        <draw:frame draw:style-name="gr9" draw:text-style-name="P4" draw:layer="layout" svg:width="1.476cm" svg:height="0.748cm" svg:x="3.824cm" svg:y="8.1cm">
          <draw:image xlink:href="Pictures/1000054E00006775000033C8A7332FB9875E8C14.svg" xlink:type="simple" xlink:show="embed" xlink:actuate="onLoad" loext:mime-type="image/svg+xml">
            <text:p/>
          </draw:image>
          <draw:image xlink:href="Pictures/10000201000003E8000001F49548E5AF2F2345B5.png" xlink:type="simple" xlink:show="embed" xlink:actuate="onLoad" loext:mime-type="image/png"/>
        </draw:frame>
        <draw:g>
          <draw:circle draw:style-name="gr8" draw:text-style-name="P5" draw:layer="layout" svg:width="1.568cm" svg:height="1.568cm" draw:transform="rotate (-0.785398163397448) translate (4.543cm 7.181cm)" draw:kind="arc" draw:start-angle="90.05" draw:end-angle="180.09">
            <text:p/>
          </draw:circle>
          <draw:circle draw:style-name="gr8" draw:text-style-name="P5" draw:layer="layout" svg:width="1.256cm" svg:height="1.256cm" draw:transform="rotate (-0.785572696322648) translate (4.545cm 7.402cm)" draw:kind="arc" draw:start-angle="90.05" draw:end-angle="180.09">
            <text:p/>
          </draw:circle>
          <draw:ellipse draw:style-name="gr8" draw:text-style-name="P5" draw:layer="layout" svg:width="0.943cm" svg:height="0.942cm" draw:transform="skewX (-0.00104719755119649) rotate (-0.786270828023446) translate (4.544cm 7.624cm)" draw:kind="arc" draw:start-angle="90.05" draw:end-angle="180.09">
            <text:p/>
          </draw:ellipse>
        </draw:g>
        <draw:custom-shape draw:style-name="gr10" draw:text-style-name="P2" draw:layer="layout" svg:width="1.2cm" svg:height="1.1cm" svg:x="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1" draw:layer="layout" svg:width="1.099cm" svg:height="2.016cm" svg:x="3cm" svg:y="4.949cm" svg:viewBox="0 0 1100 2017" svg:d="M0 1742l550-1742zM1100 1742l-550-1742zM550 2017v-2017z">
            <text:p/>
          </draw:path>
          <draw:line draw:style-name="gr3" draw:text-style-name="P1" draw:layer="layout" svg:x1="3.55cm" svg:y1="5.866cm" svg:x2="3.275cm" svg:y2="5.774cm">
            <text:p/>
          </draw:line>
          <draw:line draw:style-name="gr3" draw:text-style-name="P1" draw:layer="layout" svg:x1="3.55cm" svg:y1="6.159cm" svg:x2="3.183cm" svg:y2="6.049cm">
            <text:p/>
          </draw:line>
          <draw:line draw:style-name="gr3" draw:text-style-name="P1" draw:layer="layout" svg:x1="3.55cm" svg:y1="6.539cm" svg:x2="3.092cm" svg:y2="6.386cm">
            <text:p/>
          </draw:line>
          <draw:custom-shape draw:style-name="gr4" draw:text-style-name="P2" draw:layer="layout" svg:width="0.182cm" svg:height="0.184cm" svg:x="3.459cm" svg:y="4.7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3.55cm" svg:y1="5.592cm" svg:x2="3.367cm" svg:y2="5.531cm">
            <text:p/>
          </draw:line>
          <draw:line draw:style-name="gr3" draw:text-style-name="P1" draw:layer="layout" svg:x1="3.55cm" svg:y1="5.867cm" svg:x2="3.825cm" svg:y2="5.775cm">
            <text:p/>
          </draw:line>
          <draw:line draw:style-name="gr3" draw:text-style-name="P1" draw:layer="layout" svg:x1="3.55cm" svg:y1="6.16cm" svg:x2="3.917cm" svg:y2="6.05cm">
            <text:p/>
          </draw:line>
          <draw:line draw:style-name="gr3" draw:text-style-name="P1" draw:layer="layout" svg:x1="3.55cm" svg:y1="6.539cm" svg:x2="4.008cm" svg:y2="6.386cm">
            <text:p/>
          </draw:line>
          <draw:line draw:style-name="gr3" draw:text-style-name="P1" draw:layer="layout" svg:x1="3.55cm" svg:y1="5.593cm" svg:x2="3.733cm" svg:y2="5.532cm">
            <text:p/>
          </draw:line>
          <draw:circle draw:style-name="gr5" draw:text-style-name="P3" draw:layer="layout" svg:width="0.55cm" svg:height="0.55cm" svg:x="3.275cm" svg:y="4.583cm" draw:kind="arc" draw:start-angle="303.37" draw:end-angle="236.43">
            <text:p/>
          </draw:circle>
          <draw:ellipse draw:style-name="gr5" draw:text-style-name="P3" draw:layer="layout" svg:width="0.918cm" svg:height="0.916cm" svg:x="3.091cm" svg:y="4.4cm" draw:kind="arc" draw:start-angle="303.37" draw:end-angle="236.43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Heros" svg:font-family="'TeX Gyre Hero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14:30:07.029628441</meta:creation-date>
    <dc:date>2018-09-03T19:26:59.193563535</dc:date>
    <meta:editing-duration>PT1H20M4S</meta:editing-duration>
    <meta:editing-cycles>27</meta:editing-cycles>
    <meta:generator>LibreOffice/6.1.0.3$Linux_X86_64 LibreOffice_project/10$Build-3</meta:generator>
    <meta:document-statistic meta:object-count="65"/>
  </office:meta>
</office:document-meta>
</file>